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style:font-name="Uroob"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style:font-name="Uroob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style:font-name="Uroob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Uroob"/>
    </style:style>
    <style:style style:name="T1" style:family="text">
      <style:text-properties style:font-name="Uroob" fo:font-size="20pt" style:font-size-asian="20pt" style:font-size-complex="20pt"/>
    </style:style>
    <style:style style:name="T2" style:family="text">
      <style:text-properties style:font-name="Uroob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roob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Uroob" fo:font-size="22pt" style:font-size-asian="22pt" style:font-size-complex="22pt"/>
    </style:style>
    <style:style style:name="T5" style:family="text">
      <style:text-properties style:font-name="Uroob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Uroob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puter Graphics </text:p>
          </draw:text-box>
        </draw:frame>
        <draw:frame presentation:style-name="pr2" draw:text-style-name="P2" draw:layer="layout" svg:width="12.014cm" svg:height="4.252cm" svg:x="7.29cm" svg:y="13.02cm" presentation:class="subtitle" presentation:user-transformed="true">
          <draw:text-box>
            <text:p text:style-name="P1"><text:span text:style-name="T1">ACTIVITY: </text:span><text:span text:style-name="T2">MID – TERM</text:span></text:p>
            <text:p text:style-name="P1"><text:span text:style-name="T3">PREPARED BY</text:span><text:span text:style-name="T2"> ISACK T NICHOLAUS, 20195032</text:span></text:p>
            <text:p text:style-name="P1"><text:span text:style-name="T1">DAY: </text:span><text:span text:style-name="T2">06, MAY, 2020</text:span></text:p>
            <text:p text:style-name="P1"><text:span text:style-name="T1">INSTRUCTOR: </text:span><text:span text:style-name="T2">PROFESSOR. Lee Byung Gook</text:span></text:p>
            <text:p text:style-name="P1"><text:span text:style-name="T1">Division of Computer Engineering, </text:span><text:span text:style-name="T2">Dongseo University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0.802cm" presentation:class="title" presentation:user-transformed="true">
          <draw:text-box>
            <text:p>Activity Descrip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4">Bezier Curves, Piecewise Cubic Hermite Interpolation, and Cubic Spline Interpolation + alpha(GUI).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<text:s/></text:span><text:span text:style-name="T4">Add control points</text:span></text:p>
                  </text:list-item>
                  <text:list-item>
                    <text:p text:style-name="P5"><text:span text:style-name="T4"><text:s/></text:span><text:span text:style-name="T4">Move control points</text:span></text:p>
                  </text:list-item>
                  <text:list-item>
                    <text:p text:style-name="P5"><text:span text:style-name="T4"><text:s/></text:span><text:span text:style-name="T4">Delete control points</text:span></text:p>
                  </text:list-item>
                  <text:list-item>
                    <text:p text:style-name="P5"><text:span text:style-name="T4"><text:s/></text:span><text:span text:style-name="T4">Capture video and upload cloud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 Used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5">1. <text:s/>Python 3.7.6</text:span></text:p>
              </text:list-item>
              <text:list-item>
                <text:p text:style-name="P6"><text:span text:style-name="T5">2. Pygame Library – version </text:span></text:p>
              </text:list-item>
              <text:list-item>
                <text:p text:style-name="P6"><text:span text:style-name="T6">3. PyQt5 for GUI – to be specific for Menu Handling – version </text:span><text:span text:style-name="T5">5.14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01:50:56.441013857</meta:creation-date>
    <meta:editing-duration>PT1M35S</meta:editing-duration>
    <meta:editing-cycles>2</meta:editing-cycles>
    <meta:generator>LibreOffice/6.0.7.3$Linux_X86_64 LibreOffice_project/00m0$Build-3</meta:generator>
    <dc:title>Alizarin</dc:title>
    <dc:date>2020-05-06T02:14:02.260708575</dc:date>
    <meta:document-statistic meta:object-count="49"/>
  </office:meta>
</office:document-meta>
</file>